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00FF00"/>
    </style:style>
    <style:style style:name="ce5" style:family="table-cell" style:parent-style-name="Default" style:data-style-name="N0">
      <style:text-properties fo:color="#00B050"/>
    </style:style>
    <style:style style:name="ce6" style:family="table-cell" style:parent-style-name="Default" style:data-style-name="N0">
      <style:table-cell-properties fo:border="thin solid #000000" fo:background-color="#00FFFF"/>
    </style:style>
    <style:style style:name="ce7" style:family="table-cell" style:parent-style-name="Default" style:data-style-name="N0">
      <style:table-cell-properties fo:border="thin solid #000000" fo:background-color="#C0C0C0"/>
    </style:style>
    <style:style style:name="ce8" style:family="table-cell" style:parent-style-name="Default" style:data-style-name="N0">
      <style:table-cell-properties fo:background-color="#94006B"/>
    </style:style>
    <style:style style:name="ce9" style:family="table-cell" style:parent-style-name="Default" style:data-style-name="N0">
      <style:table-cell-properties fo:background-color="#CCCCFF"/>
    </style:style>
    <style:style style:name="ce10" style:family="table-cell" style:parent-style-name="Default" style:data-style-name="N0">
      <style:table-cell-properties fo:background-color="#0066CC"/>
    </style:style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00FFFF"/>
    </style:style>
    <style:style style:name="ce14" style:family="table-cell" style:parent-style-name="Default" style:data-style-name="N0">
      <style:table-cell-properties fo:background-color="#00FF00"/>
    </style:style>
    <style:style style:name="ce15" style:family="table-cell" style:parent-style-name="Default" style:data-style-name="N0">
      <style:text-properties fo:color="#008000"/>
    </style:style>
    <style:style style:name="ce16" style:family="table-cell" style:parent-style-name="Default" style:data-style-name="N0">
      <style:table-cell-properties fo:background-color="#C0C0C0"/>
    </style:style>
    <style:style style:name="ce1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8" table:number-rows-spanned="1" table:style-name="ce17">
            <text:p>Zadanie</text:p>
          </table:table-cell>
          <table:covered-table-cell table:number-columns-repeated="7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float" office:value="1" table:number-columns-spanned="3" table:number-rows-spanned="1" table:style-name="ce17">
            <text:p>1</text:p>
          </table:table-cell>
          <table:covered-table-cell table:number-columns-repeated="2"/>
          <table:table-cell office:value-type="float" office:value="2" table:number-columns-spanned="4" table:number-rows-spanned="1" table:style-name="ce17">
            <text:p>2</text:p>
          </table:table-cell>
          <table:covered-table-cell table:number-columns-repeated="3"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LP</text:p>
          </table:table-cell>
          <table:table-cell office:value-type="string" table:style-name="ce1">
            <text:p>Nr indeksu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1">
            <text:p>Suma</text:p>
          </table:table-cell>
          <table:table-cell office:value-type="string" table:style-name="ce1">
            <text:p>Zaliczenie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155230" table:style-name="ce2">
            <text:p>15523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.5" table:formula="of:=SUM([.D6:.L6])" table:style-name="ce6">
            <text:p>5,5</text:p>
          </table:table-cell>
          <table:table-cell office:value-type="string" office:string-value="zal" table:formula="of:=IF([.M6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58977" table:style-name="ce2">
            <text:p>15897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5" table:formula="of:=SUM([.D7:.L7])" table:style-name="ce6">
            <text:p>6,5</text:p>
          </table:table-cell>
          <table:table-cell office:value-type="string" office:string-value="zal" table:formula="of:=IF([.M7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" table:style-name="ce4">
            <text:p>3</text:p>
          </table:table-cell>
          <table:table-cell office:value-type="float" office:value="159165" table:style-name="ce2">
            <text:p>15916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6" table:formula="of:=SUM([.D8:.L8])" table:style-name="ce6">
            <text:p>6</text:p>
          </table:table-cell>
          <table:table-cell office:value-type="string" office:string-value="zal" table:formula="of:=IF([.M8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4" table:style-name="ce4">
            <text:p>4</text:p>
          </table:table-cell>
          <table:table-cell office:value-type="float" office:value="159166" table:style-name="ce2">
            <text:p>159166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formula="of:=SUM([.D9:.L9])" table:style-name="ce6">
            <text:p>7</text:p>
          </table:table-cell>
          <table:table-cell office:value-type="string" office:string-value="zal" table:formula="of:=IF([.M9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" table:style-name="ce4">
            <text:p>5</text:p>
          </table:table-cell>
          <table:table-cell office:value-type="float" office:value="159894" table:style-name="ce2">
            <text:p>15989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" table:formula="of:=SUM([.D10:.L10])" table:style-name="ce6">
            <text:p>4,5</text:p>
          </table:table-cell>
          <table:table-cell office:value-type="string" office:string-value="nzal" table:formula="of:=IF([.M10]&gt;=[.$D$23]; &quot;zal&quot;;  &quot;nzal&quot;)" table:style-name="ce7">
            <text:p>n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6" table:style-name="ce4">
            <text:p>6</text:p>
          </table:table-cell>
          <table:table-cell office:value-type="float" office:value="161303" table:style-name="ce2">
            <text:p>161303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5" table:formula="of:=SUM([.D11:.L11])" table:style-name="ce6">
            <text:p>5,5</text:p>
          </table:table-cell>
          <table:table-cell office:value-type="string" office:string-value="zal" table:formula="of:=IF([.M11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7" table:style-name="ce4">
            <text:p>7</text:p>
          </table:table-cell>
          <table:table-cell office:value-type="float" office:value="162092" table:style-name="ce2">
            <text:p>162092</text:p>
          </table:table-cell>
          <table:table-cell office:value-type="float" office:value="0.5" table:style-name="ce5">
            <text:p>0,5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.5" table:formula="of:=SUM([.D12:.L12])" table:style-name="ce6">
            <text:p>5,5</text:p>
          </table:table-cell>
          <table:table-cell office:value-type="string" office:string-value="zal" table:formula="of:=IF([.M12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62137" table:style-name="ce2">
            <text:p>162137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7.5" table:formula="of:=SUM([.D13:.L13])" table:style-name="ce6">
            <text:p>7,5</text:p>
          </table:table-cell>
          <table:table-cell office:value-type="string" office:string-value="zal" table:formula="of:=IF([.M13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9" table:style-name="ce4">
            <text:p>9</text:p>
          </table:table-cell>
          <table:table-cell office:value-type="float" office:value="162139" table:style-name="ce2">
            <text:p>162139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0.5" table:style-name="ce5">
            <text:p>0,5</text:p>
          </table:table-cell>
          <table:table-cell office:value-type="float" office:value="0.5" table:style-name="ce5">
            <text:p>0,5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.5" table:formula="of:=SUM([.D14:.L14])" table:style-name="ce6">
            <text:p>5,5</text:p>
          </table:table-cell>
          <table:table-cell office:value-type="string" office:string-value="zal" table:formula="of:=IF([.M14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166153" table:style-name="ce2">
            <text:p>1661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4.5" table:formula="of:=SUM([.D15:.L15])" table:style-name="ce6">
            <text:p>4,5</text:p>
          </table:table-cell>
          <table:table-cell office:value-type="string" office:string-value="nzal" table:formula="of:=IF([.M15]&gt;=[.$D$23]; &quot;zal&quot;;  &quot;nzal&quot;)" table:style-name="ce7">
            <text:p>n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1" table:style-name="ce4">
            <text:p>11</text:p>
          </table:table-cell>
          <table:table-cell office:value-type="float" office:value="166231" table:style-name="ce2">
            <text:p>166231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SUM([.D16:.L16])" table:style-name="ce6">
            <text:p>1</text:p>
          </table:table-cell>
          <table:table-cell office:value-type="string" office:string-value="nzal" table:formula="of:=IF([.M16]&gt;=[.$D$23]; &quot;zal&quot;;  &quot;nzal&quot;)" table:style-name="ce7">
            <text:p>n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2" table:style-name="ce4">
            <text:p>12</text:p>
          </table:table-cell>
          <table:table-cell office:value-type="float" office:value="167232" table:style-name="ce2">
            <text:p>16723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.5" table:formula="of:=SUM([.D17:.L17])" table:style-name="ce6">
            <text:p>8,5</text:p>
          </table:table-cell>
          <table:table-cell office:value-type="string" office:string-value="zal" table:formula="of:=IF([.M17]&gt;=[.$D$23]; &quot;zal&quot;;  &quot;nzal&quot;)" table:style-name="ce7">
            <text:p>zal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ednia za każde zadanie</text:p>
          </table:table-cell>
          <table:table-cell table:number-columns-repeated="2" table:style-name="ce1"/>
          <table:table-cell office:value-type="float" office:value="0.66666666666666663" table:formula="of:=AVERAGE([.D6:.D17])" table:style-name="ce8">
            <text:p>0,666666667</text:p>
          </table:table-cell>
          <table:table-cell office:value-type="float" office:value="0.5" table:formula="of:=AVERAGE([.E6:.E17])" table:style-name="ce8">
            <text:p>0,5</text:p>
          </table:table-cell>
          <table:table-cell office:value-type="float" office:value="0.58333333333333337" table:formula="of:=AVERAGE([.F6:.F17])" table:style-name="ce8">
            <text:p>0,583333333</text:p>
          </table:table-cell>
          <table:table-cell office:value-type="float" office:value="0.625" table:formula="of:=AVERAGE([.G6:.G17])" table:style-name="ce8">
            <text:p>0,625</text:p>
          </table:table-cell>
          <table:table-cell office:value-type="float" office:value="0.41666666666666669" table:formula="of:=AVERAGE([.H6:.H17])" table:style-name="ce8">
            <text:p>0,416666667</text:p>
          </table:table-cell>
          <table:table-cell office:value-type="float" office:value="0.875" table:formula="of:=AVERAGE([.I6:.I17])" table:style-name="ce8">
            <text:p>0,875</text:p>
          </table:table-cell>
          <table:table-cell office:value-type="float" office:value="0.58333333333333337" table:formula="of:=AVERAGE([.J6:.J17])" table:style-name="ce8">
            <text:p>0,583333333</text:p>
          </table:table-cell>
          <table:table-cell office:value-type="float" office:value="0.70833333333333337" table:formula="of:=AVERAGE([.K6:.K17])" table:style-name="ce8">
            <text:p>0,708333333</text:p>
          </table:table-cell>
          <table:table-cell office:value-type="float" office:value="0.66666666666666663" table:formula="of:=AVERAGE([.L6:.L17])" table:style-name="ce8">
            <text:p>0,666666667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ednia liczba punktów studenta</text:p>
          </table:table-cell>
          <table:table-cell table:number-columns-repeated="2" table:style-name="ce1"/>
          <table:table-cell office:value-type="float" office:value="5.625" table:formula="of:=AVERAGE([.M6:.M17])" table:style-name="ce9">
            <text:p>5,6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jwiększa liczba punktów studenta</text:p>
          </table:table-cell>
          <table:table-cell table:number-columns-repeated="2" table:style-name="ce1"/>
          <table:table-cell office:value-type="float" office:value="8.5" table:formula="of:=MAX([.M6:.M17])" table:style-name="ce10">
            <text:p>8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óg na zaliczenie</text:p>
          </table:table-cell>
          <table:table-cell table:number-columns-repeated="2" table:style-name="ce1"/>
          <table:table-cell office:value-type="float" office:value="5.0999999999999996" table:formula="of:=[.D22]*0.6" table:style-name="ce11">
            <text:p>5,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Komórki na żółtym tle sformatuj tak, by napisy w nich zawarte były wyrównane do środka (1 pkt)</text:p>
          </table:table-cell>
          <table:table-cell table:number-columns-repeated="10" table:style-name="ce12"/>
          <table:table-cell table:number-columns-repeated="16373" table:style-name="ce1"/>
        </table:table-row>
        <table:table-row table:style-name="ro1">
          <table:table-cell office:value-type="string" table:style-name="ce13">
            <text:p>Dla każdego studenta w kolumnie suma wpisz formułę wyliczającą sumę jego punktów (1,5 pkt)</text:p>
          </table:table-cell>
          <table:table-cell table:number-columns-repeated="10" table:style-name="ce13"/>
          <table:table-cell table:number-columns-repeated="16373" table:style-name="ce1"/>
        </table:table-row>
        <table:table-row table:style-name="ro1">
          <table:table-cell office:value-type="string" table:style-name="ce8">
            <text:p>Dla każdego zadania (1a, 1b, ...) wpisz w wierszu ,,Średnia za każde zadanie'' formułę wyliczającą średnią liczbę punktów zdobytych za to zadanie (1 pkt)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1">
          <table:table-cell office:value-type="string" table:style-name="ce1">
            <text:p>Posortuj studentów według numeru indeksu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W kolumnie LP wpisz liczby porządkowe (1 pkt)</text:p>
          </table:table-cell>
          <table:table-cell table:number-columns-repeated="10" table:style-name="ce14"/>
          <table:table-cell table:number-columns-repeated="16373" table:style-name="ce1"/>
        </table:table-row>
        <table:table-row table:style-name="ro1">
          <table:table-cell office:value-type="string" table:style-name="ce9">
            <text:p>W komórce ,,Średnia liczba punktów studenta'' wpisz formułę wyliczającą średnią punktów zdobytych przez studentów (1 pkt)</text:p>
          </table:table-cell>
          <table:table-cell table:number-columns-repeated="10"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W komórce ,,Największa liczba punktów studenta'' wpisz formułę wyliczającą najlepszy wynik uzyskany przez studentów (1,5 pkt)</text:p>
          </table:table-cell>
          <table:table-cell table:number-columns-repeated="10" table:style-name="ce10"/>
          <table:table-cell table:number-columns-repeated="16373" table:style-name="ce1"/>
        </table:table-row>
        <table:table-row table:style-name="ro1">
          <table:table-cell office:value-type="string" table:style-name="ce11">
            <text:p>W komórce ,,Próg na zaliczenie'' wpisz formułę wyliczającą 60% z maksymalnego wyniku uzyskanego przez studentów (1,5 pkt)</text:p>
          </table:table-cell>
          <table:table-cell table:number-columns-repeated="10" table:style-name="ce11"/>
          <table:table-cell table:number-columns-repeated="16373" table:style-name="ce1"/>
        </table:table-row>
        <table:table-row table:style-name="ro1">
          <table:table-cell office:value-type="string" table:style-name="ce15">
            <text:p>Zmień kolor tekstu w komórkach z punktami z zadań na zielony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W kolumnie ,,Zaliczenie'' wpisz formułę dającą wynik ,,ZAL'' jeżeli student ma tyle lub więcej punktów ile wynosi próg na zaliczenie i “NZAL” jeżeli ma mniej. (1,5 pkt)</text:p>
          </table:table-cell>
          <table:table-cell table:number-columns-repeated="10" table:style-name="ce16"/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  <table:table table:name="Arkusz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usz1.C6:Arkusz1.N1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Andrzej Nagórko</meta:initial-creator>
    <dc:creator>IChri</dc:creator>
    <meta:creation-date>2009-01-21T21:21:14Z</meta:creation-date>
    <dc:date>2020-11-13T11:19:17Z</dc:date>
    <meta:editing-cycles>5</meta:editing-cycles>
    <meta:editing-duration>PT1960S</meta:editing-duration>
    <meta:user-defined meta:name="Informacja 1"/>
    <meta:user-defined meta:name="Informacja 2"/>
    <meta:user-defined meta:name="Informacja 3"/>
    <meta:user-defined meta:name="Informacja 4"/>
  </office:meta>
</office:document-meta>
</file>